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baad" officeooo:paragraph-rsid="000bbaad"/>
    </style:style>
    <style:style style:name="P2" style:family="paragraph" style:parent-style-name="Standard">
      <style:text-properties officeooo:rsid="000c9b9d" officeooo:paragraph-rsid="000c9b9d"/>
    </style:style>
    <style:style style:name="P3" style:family="paragraph" style:parent-style-name="Standard">
      <style:text-properties officeooo:rsid="000de044" officeooo:paragraph-rsid="000de0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text:a xlink:type="simple" xlink:href="http://wiki.ros.org/melodic/Installation/Ubuntu" text:style-name="Internet_20_link" text:visited-style-name="Visited_20_Internet_20_Link">ROS Melodic</text:a> and <text:a xlink:type="simple" xlink:href="https://www.stereolabs.com/docs/ros/" text:style-name="Internet_20_link" text:visited-style-name="Visited_20_Internet_20_Link">ZED Catkin workspace</text:a> should be created according to ZED Documentation.</text:p>
      <text:p text:style-name="P2"/>
      <text:p text:style-name="P2"/>
      <text:p text:style-name="P2">These are all the commands which are going to be executed as startup applications.</text:p>
      <text:p text:style-name="P2"/>
      <text:p text:style-name="P2"/>
      <text:p text:style-name="Standard"/>
      <text:p text:style-name="Standard"/>
      <text:p text:style-name="Standard">gnome-terminal -- bash -c "source /opt/ros/melodic/setup.bash; source ~/catkin_ws/devel/setup.bash; python /home/easeebot/catkin_ws/src/rosnodekill.py; exec bash"</text:p>
      <text:p text:style-name="Standard"/>
      <text:p text:style-name="P1">→ No change is required in rosnodekill.py</text:p>
      <text:p text:style-name="Standard"/>
      <text:p text:style-name="Standard"/>
      <text:p text:style-name="Standard">gnome-terminal -- bash -c "source /opt/ros/melodic/setup.bash; source ~/catkin_ws/devel/setup.bash; python /home/easeebot/catkin_ws/src/turnonrosscript.py; exec bash"</text:p>
      <text:p text:style-name="Standard"/>
      <text:p text:style-name="Standard">gnome-terminal -- bash -c "source /opt/ros/melodic/setup.bash; source ~/catkin_ws/devel/setup.bash; python /home/easeebot/catkin_ws/src/turnoffsecondrecording.py; exec bash"</text:p>
      <text:p text:style-name="Standard"/>
      <text:p text:style-name="Standard">gnome-terminal -- bash -c "source /opt/ros/melodic/setup.bash; source ~/catkin_ws/devel/setup.bash; python /home/easeebot/catkin_ws/src/turnoffvideorecording.py; exec bash"</text:p>
      <text:p text:style-name="Standard"/>
      <text:p text:style-name="Standard">gnome-terminal -- bash -c "source /opt/ros/melodic/setup.bash; source ~/catkin_ws/devel/setup.bash; python /home/easeebot/catkin_ws/src/turnonsecondrecording.py; exec bash"</text:p>
      <text:p text:style-name="Standard"/>
      <text:p text:style-name="Standard">gnome-terminal -- bash -c "source /opt/ros/melodic/setup.bash; source ~/catkin_ws/devel/setup.bash; python /home/easeebot/catkin_ws/src/turnonvideorecord.py; exec bash"</text:p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Setup this library according to the instructions on its github readme <text:a xlink:type="simple" xlink:href="https://github.com/pjueon/JetsonGPIO.git" text:style-name="Internet_20_link" text:visited-style-name="Visited_20_Internet_20_Link">https://github.com/pjueon/JetsonGPIO.git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8:47:38.247402289</meta:creation-date>
    <dc:date>2022-11-24T17:36:31.621161547</dc:date>
    <meta:editing-duration>PT1H35M1S</meta:editing-duration>
    <meta:editing-cycles>4</meta:editing-cycles>
    <meta:generator>LibreOffice/7.4.2.3$Linux_X86_64 LibreOffice_project/40$Build-3</meta:generator>
    <meta:document-statistic meta:table-count="0" meta:image-count="0" meta:object-count="0" meta:page-count="1" meta:paragraph-count="10" meta:word-count="118" meta:character-count="1332" meta:non-whitespace-character-count="1224"/>
  </office:meta>
</office:document-meta>
</file>